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286cm" fo:min-width="3.39cm"/>
      <style:paragraph-properties style:writing-mode="lr-tb"/>
    </style:style>
    <style:style style:name="gr3" style:family="graphic" style:parent-style-name="standard">
      <style:graphic-properties draw:auto-grow-height="false" fo:min-height="11.834cm" fo:min-width="6.834cm" fo:wrap-option="wrap"/>
    </style:style>
    <style:style style:name="gr4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/>
    </style:style>
    <style:style style:name="gr5" style:family="graphic" style:parent-style-name="objectwithoutfill">
      <style:graphic-properties draw:marker-start="Arrowheads_20_8" draw:marker-start-width="0.3cm" draw:marker-end="Arrowheads_20_9" draw:marker-end-width="0.3cm" draw:fill="none" draw:textarea-vertical-align="middle"/>
    </style:style>
    <style:style style:name="gr6" style:family="graphic" style:parent-style-name="objectwithoutfill">
      <style:graphic-properties draw:marker-end="Arrowheads_20_10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6cm" svg:height="4.25cm" svg:x="3.25cm" svg:y="4.75cm">
          <text:p text:style-name="P1">Customer Table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cm" svg:height="4.25cm" svg:x="12cm" svg:y="4.75cm">
          <text:p text:style-name="P1">Transaction Table</text:p>
          <text:p text:style-name="P1">Initial Amount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5cm" svg:height="5cm" svg:x="3.25cm" svg:y="10.25cm">
          <text:p text:style-name="P1">Transaction 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layer="layout" svg:width="9cm" svg:height="13.75cm" svg:x="1.75cm" svg:y="3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4" draw:text-style-name="P2" draw:layer="layout" svg:x1="8.75cm" svg:y1="12.75cm" svg:x2="15cm" svg:y2="9cm" draw:start-shape="id1" draw:start-glue-point="10" draw:end-shape="id2" draw:end-glue-point="2" svg:d="M8750 12750h6250v-3750" svg:viewBox="0 0 6251 3751">
          <text:p/>
        </draw:connector>
        <draw:connector draw:style-name="gr5" draw:text-style-name="P2" draw:layer="layout" svg:x1="9.25cm" svg:y1="6.875cm" svg:x2="12cm" svg:y2="6.875cm" draw:start-shape="id3" draw:start-glue-point="1" draw:end-shape="id2" draw:end-glue-point="3" svg:d="M9250 6875h2750" svg:viewBox="0 0 2751 1">
          <text:p/>
        </draw:connector>
        <draw:custom-shape draw:style-name="gr1" draw:text-style-name="P1" xml:id="id4" draw:id="id4" draw:layer="layout" svg:width="6cm" svg:height="4.25cm" svg:x="3cm" svg:y="18cm">
          <text:p text:style-name="P1">Transaction Table</text:p>
          <text:p text:style-name="P1">Later Transaction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6cm" svg:y1="18cm" svg:x2="6cm" svg:y2="15.25cm" draw:start-shape="id4" draw:start-glue-point="0" draw:end-shape="id1" draw:end-glue-point="8" svg:d="M6000 18000v-2750" svg:viewBox="0 0 1 2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6T12:36:35.880781444</meta:creation-date>
    <meta:editing-duration>PT57M29S</meta:editing-duration>
    <meta:editing-cycles>2</meta:editing-cycles>
    <meta:generator>LibreOffice/7.3.7.2$Linux_X86_64 LibreOffice_project/30$Build-2</meta:generator>
    <dc:date>2024-06-16T14:46:33.938079934</dc:date>
    <meta:document-statistic meta:object-count="8"/>
  </office:meta>
</office:document-meta>
</file>